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a525" officeooo:paragraph-rsid="0002a525"/>
    </style:style>
    <style:style style:name="P2" style:family="paragraph" style:parent-style-name="Standard">
      <style:text-properties officeooo:rsid="00031f90" officeooo:paragraph-rsid="00031f90"/>
    </style:style>
    <style:style style:name="P3" style:family="paragraph" style:parent-style-name="Standard">
      <style:text-properties officeooo:rsid="00048067" officeooo:paragraph-rsid="00031f90"/>
    </style:style>
    <style:style style:name="P4" style:family="paragraph" style:parent-style-name="Standard">
      <style:paragraph-properties fo:break-before="page"/>
      <style:text-properties officeooo:rsid="0002a525" officeooo:paragraph-rsid="0002a525"/>
    </style:style>
    <style:style style:name="P5" style:family="paragraph" style:parent-style-name="Standard">
      <style:text-properties officeooo:rsid="0002a525" officeooo:paragraph-rsid="0002a525"/>
    </style:style>
    <style:style style:name="P6" style:family="paragraph" style:parent-style-name="Standard">
      <style:text-properties officeooo:rsid="00096f18" officeooo:paragraph-rsid="00096f18"/>
    </style:style>
    <style:style style:name="P7" style:family="paragraph" style:parent-style-name="Standard">
      <style:text-properties officeooo:rsid="000991d8" officeooo:paragraph-rsid="000991d8"/>
    </style:style>
    <style:style style:name="P8" style:family="paragraph" style:parent-style-name="Standard">
      <style:text-properties officeooo:rsid="000a651b" officeooo:paragraph-rsid="000a651b"/>
    </style:style>
    <style:style style:name="P9" style:family="paragraph" style:parent-style-name="Standard">
      <style:text-properties officeooo:rsid="000bc965" officeooo:paragraph-rsid="000bc965"/>
    </style:style>
    <style:style style:name="P10" style:family="paragraph" style:parent-style-name="Standard">
      <style:text-properties officeooo:rsid="000c3f8d" officeooo:paragraph-rsid="000c3f8d"/>
    </style:style>
    <style:style style:name="P11" style:family="paragraph" style:parent-style-name="Standard">
      <style:text-properties officeooo:rsid="000c6723" officeooo:paragraph-rsid="000c6723"/>
    </style:style>
    <style:style style:name="P12" style:family="paragraph" style:parent-style-name="Standard">
      <style:text-properties officeooo:rsid="000dbe4f" officeooo:paragraph-rsid="000dbe4f"/>
    </style:style>
    <style:style style:name="P13" style:family="paragraph" style:parent-style-name="Standard">
      <style:text-properties officeooo:rsid="000fbc92" officeooo:paragraph-rsid="000fbc92"/>
    </style:style>
    <style:style style:name="P14" style:family="paragraph" style:parent-style-name="Standard">
      <style:text-properties officeooo:rsid="00118e3d" officeooo:paragraph-rsid="00118e3d"/>
    </style:style>
    <style:style style:name="P15" style:family="paragraph" style:parent-style-name="Standard" style:list-style-name="L1">
      <style:text-properties officeooo:rsid="00118e3d" officeooo:paragraph-rsid="00118e3d"/>
    </style:style>
    <style:style style:name="P16" style:family="paragraph" style:parent-style-name="Standard" style:list-style-name="L1">
      <style:text-properties officeooo:paragraph-rsid="00118e3d"/>
    </style:style>
    <style:style style:name="P17" style:family="paragraph" style:parent-style-name="Standard">
      <style:text-properties officeooo:rsid="0012f032" officeooo:paragraph-rsid="0012f032"/>
    </style:style>
    <style:style style:name="P18" style:family="paragraph" style:parent-style-name="Standard">
      <style:text-properties officeooo:rsid="0014b91d" officeooo:paragraph-rsid="0014b91d"/>
    </style:style>
    <style:style style:name="P19" style:family="paragraph" style:parent-style-name="Standard">
      <style:text-properties officeooo:rsid="00164df9" officeooo:paragraph-rsid="00164df9"/>
    </style:style>
    <style:style style:name="P20" style:family="paragraph" style:parent-style-name="Standard" style:list-style-name="L2">
      <style:text-properties officeooo:rsid="00164df9" officeooo:paragraph-rsid="00164df9"/>
    </style:style>
    <style:style style:name="P21" style:family="paragraph" style:parent-style-name="Standard">
      <style:text-properties officeooo:rsid="00168178" officeooo:paragraph-rsid="00168178"/>
    </style:style>
    <style:style style:name="P22" style:family="paragraph" style:parent-style-name="Standard">
      <style:text-properties officeooo:rsid="00192dfd" officeooo:paragraph-rsid="00192dfd"/>
    </style:style>
    <style:style style:name="P23" style:family="paragraph" style:parent-style-name="Standard">
      <style:text-properties officeooo:rsid="001a884f" officeooo:paragraph-rsid="001a884f"/>
    </style:style>
    <style:style style:name="P24" style:family="paragraph" style:parent-style-name="Standard">
      <style:text-properties officeooo:rsid="001b8df9" officeooo:paragraph-rsid="001b8df9"/>
    </style:style>
    <style:style style:name="P25" style:family="paragraph" style:parent-style-name="Standard">
      <style:text-properties fo:font-weight="bold" officeooo:rsid="000c3f8d" officeooo:paragraph-rsid="000c3f8d" style:font-weight-asian="bold" style:font-weight-complex="bold"/>
    </style:style>
    <style:style style:name="P26" style:family="paragraph" style:parent-style-name="Standard">
      <style:text-properties fo:font-weight="bold" officeooo:rsid="000dbe4f" officeooo:paragraph-rsid="000dbe4f" style:font-weight-asian="bold" style:font-weight-complex="bold"/>
    </style:style>
    <style:style style:name="P27" style:family="paragraph" style:parent-style-name="Standard">
      <style:text-properties fo:font-weight="bold" officeooo:rsid="0012f032" officeooo:paragraph-rsid="0012f032" style:font-weight-asian="bold" style:font-weight-complex="bold"/>
    </style:style>
    <style:style style:name="P28" style:family="paragraph" style:parent-style-name="Standard">
      <style:text-properties fo:font-weight="bold" officeooo:rsid="00192dfd" officeooo:paragraph-rsid="00192dfd" style:font-weight-asian="bold" style:font-weight-complex="bold"/>
    </style:style>
    <style:style style:name="P29" style:family="paragraph" style:parent-style-name="Standard">
      <style:text-properties fo:font-weight="bold" officeooo:rsid="0022b715" officeooo:paragraph-rsid="0022b715" style:font-weight-asian="bold" style:font-weight-complex="bold"/>
    </style:style>
    <style:style style:name="P30" style:family="paragraph" style:parent-style-name="Standard">
      <style:text-properties style:text-underline-style="none" fo:font-weight="bold" officeooo:rsid="000a651b" officeooo:paragraph-rsid="000a651b" style:font-weight-asian="bold" style:font-weight-complex="bold"/>
    </style:style>
    <style:style style:name="P31" style:family="paragraph" style:parent-style-name="Standard">
      <style:text-properties officeooo:rsid="0022b715" officeooo:paragraph-rsid="0022b715"/>
    </style:style>
    <style:style style:name="P32" style:family="paragraph" style:parent-style-name="Standard">
      <style:text-properties officeooo:rsid="0023f9e9" officeooo:paragraph-rsid="0023f9e9"/>
    </style:style>
    <style:style style:name="P33" style:family="paragraph" style:parent-style-name="Standard">
      <style:text-properties officeooo:rsid="0024c2b2" officeooo:paragraph-rsid="0024c2b2"/>
    </style:style>
    <style:style style:name="P34" style:family="paragraph" style:parent-style-name="Standard">
      <style:text-properties officeooo:rsid="00268966" officeooo:paragraph-rsid="00268966"/>
    </style:style>
    <style:style style:name="P35" style:family="paragraph" style:parent-style-name="Standard">
      <style:paragraph-properties fo:break-before="page"/>
      <style:text-properties officeooo:rsid="0002a525" officeooo:paragraph-rsid="0002a525"/>
    </style:style>
    <style:style style:name="P36" style:family="paragraph" style:parent-style-name="Standard">
      <style:paragraph-properties fo:break-before="page"/>
      <style:text-properties officeooo:rsid="000991d8" officeooo:paragraph-rsid="00118e3d"/>
    </style:style>
    <style:style style:name="P37" style:family="paragraph" style:parent-style-name="Heading_20_1">
      <style:paragraph-properties fo:text-align="center" style:justify-single-word="fals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T1" style:family="text">
      <style:text-properties officeooo:rsid="000aef84"/>
    </style:style>
    <style:style style:name="T2" style:family="text">
      <style:text-properties officeooo:rsid="000c6723"/>
    </style:style>
    <style:style style:name="T3" style:family="text">
      <style:text-properties officeooo:rsid="000d314b"/>
    </style:style>
    <style:style style:name="T4" style:family="text">
      <style:text-properties officeooo:rsid="000fbc92"/>
    </style:style>
    <style:style style:name="T5" style:family="text">
      <style:text-properties officeooo:rsid="00104837"/>
    </style:style>
    <style:style style:name="T6" style:family="text">
      <style:text-properties officeooo:rsid="00118e3d"/>
    </style:style>
    <style:style style:name="T7" style:family="text">
      <style:text-properties officeooo:rsid="00177eb7"/>
    </style:style>
    <style:style style:name="T8" style:family="text">
      <style:text-properties officeooo:rsid="001b70a9"/>
    </style:style>
    <style:style style:name="T9" style:family="text">
      <style:text-properties officeooo:rsid="001f4dfa"/>
    </style:style>
    <style:style style:name="T10" style:family="text">
      <style:text-properties officeooo:rsid="0024c2b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rogrammation système et concurrente</text:p>
      <text:p text:style-name="Title">API de communication entre threads</text:p>
      <text:p text:style-name="P1"/>
      <text:p text:style-name="P1"/>
      <text:p text:style-name="P1"/>
      <text:p text:style-name="P4"/>
      <text:h text:style-name="P37" text:outline-level="1"><text:bookmark-start text:name="__RefHeading__149_1359153331"/>Présentation :<text:bookmark-end text:name="__RefHeading__149_1359153331"/></text:h>
      <text:p text:style-name="P2"/>
      <text:p text:style-name="P2"/>
      <text:p text:style-name="P2">La communication entre threads d'une application multitâche est possible et peut être directement dans le code des taches. Cependant, ce code est lourd, il faut bien penser aux synchronisations pour assurer des performances et ne pas impacter la protection des données.</text:p>
      <text:p text:style-name="P2"/>
      <text:p text:style-name="P2">C'est dans ce cadre que nous proposons de simplifier le travail du programmeur en lui apportant une bibliothèque de fonctions qui seront appelées dans le code des threads pour qu'ils puissent communiquer, faisant un code léger pour le programmeur tout en assurant synchronisation et protection des données.</text:p>
      <text:p text:style-name="P3"/>
      <text:p text:style-name="P1"/>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149_1359153331" text:style-name="Index_20_Link" text:visited-style-name="Index_20_Link">Présentation :<text:tab/>2</text:a></text:p>
          <text:p text:style-name="P38"><text:a xlink:type="simple" xlink:href="#__RefHeading__175_1359153331" text:style-name="Index_20_Link" text:visited-style-name="Index_20_Link">Analyse<text:tab/>3</text:a></text:p>
        </text:index-body>
      </text:table-of-content>
      <text:p text:style-name="P1"/>
      <text:p text:style-name="P1"/>
      <text:p text:style-name="P1"/>
      <text:p text:style-name="P1"/>
      <text:p text:style-name="P1"/>
      <text:p text:style-name="P4"/>
      <text:h text:style-name="P37" text:outline-level="1"><text:bookmark-start text:name="__RefHeading__175_1359153331"/>Analyse<text:bookmark-end text:name="__RefHeading__175_1359153331"/></text:h>
      <text:p text:style-name="P1"/>
      <text:p text:style-name="P1"/>
      <text:p text:style-name="P6">Cette étude a pour but de proposer une aide au programmeur pour faire communiquer ses threads, qu'ils aient une boîte aux lettres, gérée par un thread gestionnaire invisible par l'utilisateur.</text:p>
      <text:p text:style-name="P6">Quoi qu'il en soit, en cas d'erreur, nous devons renvoyer l'erreur à l'utilisateur afin qu'il effectue les traitements en conséquence, nous ne fermerons pas brutalement l'application de l'utilisateur.</text:p>
      <text:p text:style-name="P33">Un guide sera fourni pour savoir comment utiliser notre API, bien que nous cherchons à rendre l'utilisation la plus intuitive possible.</text:p>
      <text:p text:style-name="P6"/>
      <text:p text:style-name="P6"/>
      <text:h text:style-name="Heading_20_3" text:outline-level="3">Fonctions que l'API doit apporter :</text:h>
      <text:p text:style-name="P8"/>
      <text:p text:style-name="P30">initMsg() :</text:p>
      <text:p text:style-name="P8"/>
      <text:p text:style-name="P8">Un utilisateur veut faire communiquer ses n threads avec des messages d'une certaine taille maximale, et fait alors appel à notre API pour mettre en route le système de communication. <text:span text:style-name="T1">Dans le thread où il voudra démarrer la communication, il appellera la fonction initMsg().</text:span></text:p>
      <text:p text:style-name="P9">Si le service est déjà lancé ou si les paramètres données sont trop ambitieux, une erreur sera renvoyée.</text:p>
      <text:p text:style-name="P9"/>
      <text:p text:style-name="P9"/>
      <text:p text:style-name="P25"><text:span text:style-name="T2">a</text:span>boMsg() :</text:p>
      <text:p text:style-name="P10"/>
      <text:p text:style-name="P11">Pour qu'il puisse envoyer ou recevoir des messages, un thread doit au préalablement s'abonner au service de communication. Il faut pour cela que le système soit lancé (gestionnaire lancé), sinon il recevra une erreur. De la même façon <text:span text:style-name="T3">si le thread est déjà abonné il en sera informé par une erreur, ainsi que s'il n'y a plus de place en mémoire pour l'abonner ou autre erreur technique.</text:span></text:p>
      <text:p text:style-name="P11"/>
      <text:p text:style-name="P11"/>
      <text:p text:style-name="P26"><text:span text:style-name="T4">s</text:span>endMsg() :</text:p>
      <text:p text:style-name="P12"/>
      <text:p text:style-name="P13">Si un thread veut envoyer un message à un autre thread, il fera appel à notre fonction sendMsg(), <text:span text:style-name="T5">donnant</text:span> le thread destinataire et le message à transmettre. <text:span text:style-name="T6">Notre gestionnaire se chargera de le transmettre à destination.</text:span></text:p>
      <text:p text:style-name="P14">Le thread recevra une erreur si :</text:p>
      <text:list xml:id="list2630432798809133560" text:style-name="L1">
        <text:list-item>
          <text:p text:style-name="P16"><text:span text:style-name="T6">Le gestionnaire n'est pas lancé</text:span></text:p>
        </text:list-item>
        <text:list-item>
          <text:p text:style-name="P15">Le thread expéditeur n'est pas abonné</text:p>
        </text:list-item>
        <text:list-item>
          <text:p text:style-name="P15">Le thread destinataire n'est pas abonné</text:p>
        </text:list-item>
        <text:list-item>
          <text:p text:style-name="P15">Un problème de communication survient</text:p>
        </text:list-item>
      </text:list>
      <text:p text:style-name="P14"/>
      <text:p text:style-name="P14"/>
      <text:p text:style-name="P36"/>
      <text:p text:style-name="P27">recvMsg() :</text:p>
      <text:p text:style-name="P17"/>
      <text:p text:style-name="P18">Lorsqu'un thread voudra récupérer un message ou savoir combien il en a reçu, il appellera notre fonction recvMsg().</text:p>
      <text:p text:style-name="P19">Cette fonction pourra être utilisée pour :</text:p>
      <text:list xml:id="list6395078602462654706" text:style-name="L2">
        <text:list-item>
          <text:p text:style-name="P20">savoir combien de messages le thread a reçu (non bloquant)</text:p>
        </text:list-item>
        <text:list-item>
          <text:p text:style-name="P20">récupérer k messages parmi les n reçus (non bloquant si k&lt;=n, bloquant si k&gt;n (si a besoin du message pour continuer son exécution par exemple)</text:p>
        </text:list-item>
      </text:list>
      <text:p text:style-name="P1"/>
      <text:p text:style-name="P21">Une erreur sera renvoyée si le gestionnaire n'est pas lancé, si le thread appelant la foncti<text:span text:style-name="T7">o</text:span>n n'est pas abonné, et en cas de problèmes techniques de communication.</text:p>
      <text:p text:style-name="P1"/>
      <text:p text:style-name="P1"/>
      <text:p text:style-name="P28">desaboMsg() :</text:p>
      <text:p text:style-name="P22"/>
      <text:p text:style-name="P23">Lorsqu'un thread abonné au système de communication ne souhaite plus recevoir ou envoyer de messages, il peut choisir de se désabonner grâce à la fonction desaboMsg(). <text:span text:style-name="T8">Il perdra alors les éventuels messages en attente qu'il avait reçu, mais sera informé de leur perte. Dès lors, aucun autre thread ne pourra lui envoyer de message.</text:span></text:p>
      <text:p text:style-name="P24">Une erreur sera renvoyée dans le cas où le thread cherchant à se désabonner n'était pas abonné, et si le gestionnaire n'était pas lancé.</text:p>
      <text:p text:style-name="P1"/>
      <text:p text:style-name="P1"/>
      <text:p text:style-name="P29">finMsg() :</text:p>
      <text:p text:style-name="P31"/>
      <text:p text:style-name="P32">Lorsque l'utilisateur voudra mettre fin à notre service de communication entre threads, il pourra faire appel à la fonction finMsg(). <text:span text:style-name="T10">Dans le cas nominal, aucun thread ne devrait être encore abonné lorsque l'on voudra mettre fin au gestionnaire. Mais dans le cas contraire, l'utilisateur pourra quand même le fermer sur présentation d'un flag, signalant l'urgence de la situation.</text:span></text:p>
      <text:p text:style-name="P34">Une erreur sera renvoyée si le gestionnaire n'était pas lancé, et on renverra le nombre threads encore abonnés lors de la fermeture brutale.</text:p>
      <text:p text:style-name="P1"/>
      <text:p text:style-name="P4"/>
      <text:p text:style-name="P7">Conception</text:p>
      <text:p text:style-name="P1"/>
      <text:p text:style-name="P1"/>
      <text:p text:style-name="P7">Les besoins des potentiels utilisateurs de notre produit pouvant être très différents (peu de threads avec de longs messages contre beaucoup de threads avec de courts messages par exemple), nous demandons lors de lancement 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MT1" style:family="text">
      <style:text-properties officeooo:rsid="001f4d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00ccff" style:dynamic-spacing="false">
          <style:background-image/>
        </style:header-footer-properties>
      </style:footer-style>
    </style:page-layout>
  </office:automatic-styles>
  <office:master-styles>
    <style:master-page style:name="Standard" style:page-layout-name="Mpm1">
      <style:footer>
        <text:p text:style-name="MP1"><text:span text:style-name="MT1">Pastre Guillaume <text:s text:c="2"/>Hamadou Djibrilla<text:tab/><text:tab/><text:tab/></text:span><text:span text:style-name="MT1"><text:page-number text:select-page="current">5</text:page-number></text:span>/<text:page-count>5</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8:35:05.338434784</meta:creation-date>
    <dc:date>2015-11-13T10:09:57.401410434</dc:date>
    <meta:editing-duration>PT2H17M11S</meta:editing-duration>
    <meta:editing-cycles>37</meta:editing-cycles>
    <meta:generator>LibreOffice/4.2.8.2$Linux_X86_64 LibreOffice_project/420m0$Build-2</meta:generator>
    <meta:document-statistic meta:table-count="0" meta:image-count="0" meta:object-count="0" meta:page-count="5" meta:paragraph-count="40" meta:word-count="692" meta:character-count="4291" meta:non-whitespace-character-count="3641"/>
  </office:meta>
</office:document-meta>
</file>